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Verdana" svg:font-family="Verdana,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Times New Roman" officeooo:rsid="000fb679" officeooo:paragraph-rsid="000fb679"/>
    </style:style>
    <style:style style:name="P2" style:family="paragraph" style:parent-style-name="Standard">
      <style:paragraph-properties fo:line-height="150%" fo:text-align="start" style:justify-single-word="false"/>
      <style:text-properties style:font-name="Times New Roman" officeooo:rsid="000d27b1" officeooo:paragraph-rsid="000d27b1"/>
    </style:style>
    <style:style style:name="P3" style:family="paragraph" style:parent-style-name="Standard">
      <style:paragraph-properties fo:line-height="150%" fo:text-align="start" style:justify-single-word="false"/>
      <style:text-properties style:font-name="Times New Roman" fo:font-weight="bold" officeooo:rsid="000fb679" officeooo:paragraph-rsid="000fb679" style:font-weight-asian="bold" style:font-weight-complex="bold"/>
    </style:style>
    <style:style style:name="P4" style:family="paragraph" style:parent-style-name="Standard">
      <style:paragraph-properties fo:line-height="150%" fo:text-align="start" style:justify-single-word="false"/>
      <style:text-properties style:font-name="Times New Roman" fo:font-weight="bold" officeooo:rsid="0010665a" officeooo:paragraph-rsid="0010665a" style:font-weight-asian="bold" style:font-weight-complex="bold"/>
    </style:style>
    <style:style style:name="P5" style:family="paragraph" style:parent-style-name="Standard">
      <style:paragraph-properties fo:line-height="150%" fo:text-align="justify" style:justify-single-word="false"/>
      <style:text-properties style:font-name="Times New Roman" fo:font-weight="bold" officeooo:rsid="0010a3ef" officeooo:paragraph-rsid="0010a3ef" style:font-weight-asian="bold" style:font-weight-complex="bold"/>
    </style:style>
    <style:style style:name="P6" style:family="paragraph" style:parent-style-name="Standard">
      <style:paragraph-properties fo:line-height="150%" fo:text-align="start" style:justify-single-word="false"/>
      <style:text-properties style:font-name="Times New Roman" officeooo:rsid="0010665a" officeooo:paragraph-rsid="0010665a"/>
    </style:style>
    <style:style style:name="P7" style:family="paragraph" style:parent-style-name="Standard">
      <style:paragraph-properties fo:text-align="center" style:justify-single-word="false"/>
      <style:text-properties style:font-name="Times New Roman" fo:font-size="16pt" fo:font-weight="bold" officeooo:rsid="000fb679" officeooo:paragraph-rsid="000fb679" style:font-size-asian="16pt" style:font-weight-asian="bold" style:font-size-complex="16pt" style:font-weight-complex="bold"/>
    </style:style>
    <style:style style:name="P8" style:family="paragraph" style:parent-style-name="Standard">
      <style:paragraph-properties fo:line-height="150%" fo:text-align="center" style:justify-single-word="false"/>
      <style:text-properties style:font-name="Times New Roman" fo:font-size="16pt" fo:font-weight="bold" officeooo:rsid="00110f40" officeooo:paragraph-rsid="00110f40"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Times New Roman" fo:font-size="12pt" fo:font-weight="normal" officeooo:rsid="0010a3ef" officeooo:paragraph-rsid="0010a3ef"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font-weight="normal" officeooo:rsid="00110f40" officeooo:paragraph-rsid="00110f40"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font-weight="bold" officeooo:rsid="00110f40" officeooo:paragraph-rsid="00110f40"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Times New Roman" fo:font-size="12pt" fo:font-weight="bold" officeooo:rsid="0010a3ef" officeooo:paragraph-rsid="0010a3ef" style:font-size-asian="12pt" style:font-weight-asian="bold" style:font-size-complex="12pt" style:font-weight-complex="bold"/>
    </style:style>
    <style:style style:name="P13" style:family="paragraph" style:parent-style-name="Standard">
      <style:paragraph-properties fo:line-height="150%" fo:text-align="justify" style:justify-single-word="false"/>
      <style:text-properties style:font-name="Times New Roman" fo:font-size="12pt" fo:font-weight="bold" officeooo:rsid="0012c41c" officeooo:paragraph-rsid="0012c41c" style:font-size-asian="12pt" style:font-weight-asian="bold" style:font-size-complex="12pt" style:font-weight-complex="bold"/>
    </style:style>
    <style:style style:name="P14" style:family="paragraph" style:parent-style-name="Standard">
      <style:paragraph-properties fo:line-height="150%" fo:text-align="justify" style:justify-single-word="false"/>
      <style:text-properties style:font-name="Times New Roman" fo:font-size="12pt" fo:font-weight="bold" officeooo:rsid="0014a176" officeooo:paragraph-rsid="0014a176"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properties style:font-name="Times New Roman" fo:font-size="12pt" fo:font-weight="bold" officeooo:rsid="0014a176" officeooo:paragraph-rsid="00157e9c" style:font-size-asian="12pt" style:font-weight-asian="bold" style:font-size-complex="12pt" style:font-weight-complex="bold"/>
    </style:style>
    <style:style style:name="P16" style:family="paragraph" style:parent-style-name="Standard">
      <style:paragraph-properties fo:line-height="150%" fo:text-align="justify" style:justify-single-word="false"/>
      <style:text-properties style:font-name="Times New Roman" fo:font-size="12pt" fo:font-weight="bold" officeooo:rsid="00157e9c" officeooo:paragraph-rsid="00157e9c" style:font-size-asian="12pt" style:font-weight-asian="bold" style:font-size-complex="12pt" style:font-weight-complex="bold"/>
    </style:style>
    <style:style style:name="P17" style:family="paragraph" style:parent-style-name="Standard">
      <style:paragraph-properties fo:line-height="150%" fo:text-align="justify" style:justify-single-word="false"/>
      <style:text-properties style:font-name="Times New Roman" fo:font-size="14pt" fo:font-weight="bold" officeooo:rsid="00110f40" officeooo:paragraph-rsid="00110f40" style:font-size-asian="14pt" style:font-weight-asian="bold" style:font-size-complex="14pt" style:font-weight-complex="bold"/>
    </style:style>
    <style:style style:name="P18" style:family="paragraph" style:parent-style-name="Standard">
      <style:paragraph-properties fo:line-height="150%" fo:text-align="justify" style:justify-single-word="false"/>
      <style:text-properties style:font-name="Times New Roman" fo:font-size="14pt" fo:font-weight="bold" officeooo:rsid="0012c41c" officeooo:paragraph-rsid="0012c41c" style:font-size-asian="14pt" style:font-weight-asian="bold" style:font-size-complex="14pt" style:font-weight-complex="bold"/>
    </style:style>
    <style:style style:name="P19" style:family="paragraph" style:parent-style-name="Standard">
      <style:paragraph-properties fo:line-height="150%" fo:text-align="justify" style:justify-single-word="false"/>
      <style:text-properties style:font-name="Times New Roman" fo:font-size="13pt" fo:font-weight="normal" officeooo:rsid="0012c41c" officeooo:paragraph-rsid="0012c41c" style:font-size-asian="13pt" style:font-weight-asian="normal" style:font-size-complex="13pt" style:font-weight-complex="normal"/>
    </style:style>
    <style:style style:name="P20" style:family="paragraph" style:parent-style-name="Standard">
      <style:paragraph-properties fo:line-height="150%" fo:text-align="justify" style:justify-single-word="false"/>
      <style:text-properties style:font-name="Times New Roman" fo:font-size="13pt" fo:font-weight="bold" officeooo:rsid="0012c41c" officeooo:paragraph-rsid="0012c41c" style:font-size-asian="13pt" style:font-weight-asian="bold" style:font-size-complex="13pt" style:font-weight-complex="bold"/>
    </style:style>
    <style:style style:name="T1" style:family="text">
      <style:text-properties officeooo:rsid="0010665a"/>
    </style:style>
    <style:style style:name="T2" style:family="text">
      <style:text-properties officeooo:rsid="0012c41c"/>
    </style:style>
    <style:style style:name="T3" style:family="text">
      <style:text-properties fo:font-weight="normal" style:font-weight-asian="normal" style:font-weight-complex="normal"/>
    </style:style>
    <style:style style:name="T4" style:family="text">
      <style:text-properties fo:font-weight="normal" officeooo:rsid="00157e9c" style:font-weight-asian="normal" style:font-weight-complex="normal"/>
    </style:style>
    <style:style style:name="T5" style:family="text">
      <style:text-properties officeooo:rsid="00157e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What are the different types of hackers?</text:p>
      <text:p text:style-name="P9"/>
      <text:p text:style-name="P7">Types of hackers</text:p>
      <text:p text:style-name="P2"/>
      <text:p text:style-name="P3">Black hat hacker:</text:p>
      <text:p text:style-name="P1"><text:tab/>bad hackers who use cyber attacks to gain money or to achieve another agenda.</text:p>
      <text:p text:style-name="P1">This hackers penetrate system without permission to exploit known or zero-dav vulnerabilities.</text:p>
      <text:p text:style-name="P1"/>
      <text:p text:style-name="P3">White hat hackers:</text:p>
      <text:p text:style-name="P1">ethical hackers who protect your system from black hat hackers.</text:p>
      <text:p text:style-name="P1">Penetrate the system with the owners permission to find and fix the security vulnerabilities and mitigate cyberattacks.</text:p>
      <text:p text:style-name="P3">Grey hat hackers:</text:p>
      <text:p text:style-name="P1">hackers who cruise the line between being <text:span text:style-name="T1">between being good and bad. penetrate system without permission but typically don’t cause harm.</text:span></text:p>
      <text:p text:style-name="P6">Draw attention to vulnerabilities and often offer a solution to patch them by charging fees.</text:p>
      <text:p text:style-name="P4">Red hat hackers:</text:p>
      <text:p text:style-name="P6">hackers who use cyber attacks to attack black hat hackers</text:p>
      <text:p text:style-name="P6">their intentions are noble, but these hackers often take unethical or illegal routes to take down bad hackers</text:p>
      <text:p text:style-name="P4">blue hat hackers:</text:p>
      <text:p text:style-name="P6">hackers who seek to take personal revenge, or outside security professional that companies hire to test new software and other products to find vulnerabilities prior release.</text:p>
      <text:p text:style-name="P4">Green hat hackers:</text:p>
      <text:p text:style-name="P6">newbie hackers who are learning to hack.</text:p>
      <text:p text:style-name="P6">They’re often not aware of the consequences of their actions and cause unintentional damage without knowing how to fix it.</text:p>
      <text:p text:style-name="P6"/>
      <text:p text:style-name="P5">2. What are the different types of attacks.</text:p>
      <text:p text:style-name="P8">Different types of attacks</text:p>
      <text:p text:style-name="P17">1. Malware:</text:p>
      <text:p text:style-name="P10">Malware is malicious software such as spyware, ransomware, viruses and worms. Malware is activated when a user clicks on a malicious link or attachment, which leads to installing dangerous software. Cisco reports that malware, once activated, can:</text:p>
      <text:p text:style-name="P10"/>
      <text:p text:style-name="P10"><text:soft-page-break/>Block access to key network components (ransomware)</text:p>
      <text:p text:style-name="P10">Install additional harmful software</text:p>
      <text:p text:style-name="P10">Covertly obtain information by transmitting data from the hard drive (spyware)</text:p>
      <text:p text:style-name="P10">Disrupt individual parts, making the system inoperable</text:p>
      <text:p text:style-name="P17">2. Emotet:</text:p>
      <text:p text:style-name="P10">The Cybersecurity and Infrastructure Security Agency (CISA) describes Emotet as “an advanced, modular banking Trojan that primarily functions as a downloader or dropper of other banking Trojans. Emotet continues to be among the most costly and destructive malware.”</text:p>
      <text:p text:style-name="P10"/>
      <text:p text:style-name="P17">3. Denial of Service:</text:p>
      <text:p text:style-name="P10">A denial of service (DoS) is a type of cyber attack that floods a computer or network so it can’t respond to requests. A distributed DoS (DDoS) does the same thing, but the attack originates from a computer network. Cyber attackers often use a flood attack to disrupt the “handshake” process and carry out a DoS. Several other techniques may be used, and some cyber attackers use the time that a network is disabled to launch other attacks. A botnet is a type of DDoS in which millions of systems can be infected with malware and controlled by a hacker, according to Jeff Melnick of Netwrix, an information technology security software company. Botnets, sometimes called zombie systems, target and overwhelm a target’s processing capabilities. Botnets are in different geographic locations and hard to trace.</text:p>
      <text:p text:style-name="P10"/>
      <text:p text:style-name="P17">4. Man in the Middle:</text:p>
      <text:p text:style-name="P10">A man-in-the-middle (MITM) attack occurs when hackers insert themselves into a two-party transaction. After interrupting the traffic, they can filter and steal data, according to Cisco. MITM attacks often occur when a visitor uses an unsecured public Wi-Fi network. Attackers insert themselves between the visitor and the network, and then use malware to install software and use data maliciously.</text:p>
      <text:p text:style-name="P10"/>
      <text:p text:style-name="P17">5. Phishing:</text:p>
      <text:p text:style-name="P10">Phishing attacks use fake communication, such as an email, to trick the receiver into opening it and carrying out the instructions inside, such as providing a credit card number. “The goal is to steal sensitive data like credit card and login information or to install malware on the victim’s machine,” Cisco reports.</text:p>
      <text:p text:style-name="P10"/>
      <text:p text:style-name="P17">6. SQL Injection:</text:p>
      <text:p text:style-name="P10"><text:soft-page-break/>A Structured Query Language (SQL) injection is a type of cyber attack that results from inserting malicious code into a server that uses SQL. When infected, the server releases information. Submitting the malicious code can be as simple as entering it into a vulnerable website search box.</text:p>
      <text:p text:style-name="P10"/>
      <text:p text:style-name="P17">7. Password Attacks:</text:p>
      <text:p text:style-name="P10">With the right password, a cyber attacker has access to a wealth of information. Social engineering is a type of password attack that Data Insider defines as “a strategy cyber attackers use that relies heavily on human interaction and often involves tricking people into breaking standard security practices.” Other types of password attacks include accessing a password database or outright guessing.</text:p>
      <text:p text:style-name="P10"/>
      <text:p text:style-name="P11">3.what is inter<text:span text:style-name="T2">face in java?</text:span></text:p>
      <text:p text:style-name="P18">Interfaces:</text:p>
      <text:p text:style-name="P19">An interface in Java is a blueprint of a class. It has static constants and abstract methods.</text:p>
      <text:p text:style-name="P19">The interface in Java is a mechanism to achieve abstraction. There can be only abstract methods in the Java interface, not method body. It is used to achieve abstraction and multiple inheritance in Java.</text:p>
      <text:p text:style-name="P19">In other words, you can say that interfaces can have abstract methods and variables. It cannot have a method body.</text:p>
      <text:p text:style-name="P19">Syntax:</text:p>
      <text:p text:style-name="P19"><text:tab/>interface &lt;interface_name&gt;{ <text:s/></text:p>
      <text:p text:style-name="P19"><text:s text:c="4"/><text:tab/><text:tab/>// declare constant fields <text:s/></text:p>
      <text:p text:style-name="P19"><text:s text:c="4"/><text:tab/><text:tab/>// declare methods that abstract <text:s text:c="2"/></text:p>
      <text:p text:style-name="P19"><text:s text:c="3"/><text:tab/><text:tab/> // by default. <text:s/></text:p>
      <text:p text:style-name="P19"><text:tab/>} <text:s/></text:p>
      <text:p text:style-name="P19"/>
      <text:p text:style-name="P13">4.what is lambda in java?</text:p>
      <text:p text:style-name="P19"><text:tab/>A lambda expression is a short block of code which takes in parameters and returns a value. Lambda expressions are similar to methods, but they do not need a name and they can be implemented right in the body of a method.</text:p>
      <text:p text:style-name="P19"/>
      <text:p text:style-name="P14">5. <text:s/>#pragma in c <text:span text:style-name="T5">and c++?</text:span></text:p>
      <text:p text:style-name="P15"><text:tab/></text:p>
      <text:p text:style-name="P16"><text:soft-page-break/><text:span text:style-name="T3">#pragma in c.</text:span></text:p>
      <text:p text:style-name="P15"><text:span text:style-name="T4">The #pragma preprocessor directive is used to provide additional information to the compiler. The #pragma directive is used by the compiler <text:s/>to offer machine or operating system features.</text:span></text:p>
      <text:p text:style-name="P15"><text:span text:style-name="T4"/></text:p>
      <text:p text:style-name="P16"><text:span text:style-name="T3">#pragma in c++.</text:span></text:p>
      <text:p text:style-name="P16"><text:span text:style-name="T3">the turbo c++ compiler support following #pragma directives.</text:span></text:p>
      <text:p text:style-name="P16"><text:span text:style-name="T3">#pragma argsused.</text:span></text:p>
      <text:p text:style-name="P16"><text:span text:style-name="T3">#pragma exit.</text:span></text:p>
      <text:p text:style-name="P16"><text:span text:style-name="T3">#pragma inline.</text:span></text:p>
      <text:p text:style-name="P16"><text:span text:style-name="T3">#pragma option.</text:span></text:p>
      <text:p text:style-name="P16"><text:span text:style-name="T3"/></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Verdana" svg:font-family="Verdana,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22:13:33.189000000</meta:creation-date>
    <meta:editing-duration>PT14M16S</meta:editing-duration>
    <meta:editing-cycles>4</meta:editing-cycles>
    <meta:generator>LibreOffice/7.0.4.2$Windows_X86_64 LibreOffice_project/dcf040e67528d9187c66b2379df5ea4407429775</meta:generator>
    <dc:date>2021-09-13T04:06:31.043000000</dc:date>
    <meta:document-statistic meta:table-count="0" meta:image-count="0" meta:object-count="0" meta:page-count="4" meta:paragraph-count="62" meta:word-count="885" meta:character-count="5565" meta:non-whitespace-character-count="4705"/>
  </office:meta>
</office:document-meta>
</file>